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ifiedSelector.get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setUpdate( boolean up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addParam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ifiedSelector.getDelay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setCache( Cach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messageLogg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ifiedSelector.setComparator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setParameters( Parameter [ ]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ifiedSelector.setAlgorithm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save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ifiedSelector.Modified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ifiedSelector.setClassLoader( Class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loadClass( String classname , String msg , Class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odifiedSelector.verifySetting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ifiedSelector.isSelected( File basedir , String filename , String cache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difiedSelector.target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ifiedSelector.get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gorithmNam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ge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targetFinished( Buil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Nam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useParameter( Parameter paramet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ModifiedSelector.configure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8">
            <text:p text:style-name="Table_20_Contents">8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ModifiedSelector.buildFinished( Buil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aratorNam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setSelres( boolean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addClasspath(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ifiedSelector.isSelected( File basedir , String filename ,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tryToSetAParameter( Object obj ,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ifiedSelector.task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ifiedSelector.setComparator( Comparator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ifiedSelector.build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ifiedSelector.setCache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addParam( 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setDelayUpdate( boolean delayUp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setAlgorithm( Algorithm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isSelected( Resource re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odifiedSelector.setModified( int 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dSelector.getClass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ifiedSelector.taskFinished( Buil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ifiedSelector.setSeldirs( boolean seld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